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color="#000000" style:font-name="Consolas" fo:font-size="8pt" style:font-name-asian="Consolas" style:font-size-asian="8pt" style:font-name-complex="Consolas" style:font-size-complex="8pt"/>
    </style:style>
    <style:style style:name="P2" style:family="paragraph" style:parent-style-name="Standard" style:list-style-name="L1">
      <style:paragraph-properties style:text-autospace="none"/>
      <style:text-properties fo:color="#000000" style:font-name="Consolas" fo:font-size="8pt" style:font-name-asian="Consolas" style:font-size-asian="8pt" style:font-name-complex="Consolas" style:font-size-complex="8pt"/>
    </style:style>
    <style:style style:name="P3" style:family="paragraph" style:parent-style-name="Standard" style:list-style-name="L1">
      <style:paragraph-properties style:text-autospace="none"/>
      <style:text-properties fo:font-size="8pt" style:font-size-asian="8pt" style:font-size-complex="8pt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="Consolas" style:font-name-asian="Consolas" style:font-name-complex="Consolas"/>
    </style:style>
    <style:style style:name="T3" style:family="text">
      <style:text-properties fo:font-size="8pt" style:font-size-asian="8pt" style:font-size-complex="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ia: https://www.youtube.com/watch?v=iKbMdKApVmo (12:13 – 13:43)</text:p>
      <text:p text:style-name="P1"/>
      <text:p text:style-name="P1"><text:s text:c="3"/></text:p>
      <text:list xml:id="list2336984889118957685" text:style-name="L1">
        <text:list-item>
          <text:p text:style-name="P2">General</text:p>
          <text:list>
            <text:list-item>
              <text:p text:style-name="P2">Diseño e implementación inputs de control de Gabriel y menús</text:p>
            </text:list-item>
            <text:list-item>
              <text:p text:style-name="P3"><text:span text:style-name="T2">Feedback textual en pantalla, también usado para subtítulos - Fuente y posiciones</text:span></text:p>
              <text:list>
                <text:list-item>
                  <text:p text:style-name="P3"><text:span text:style-name="T2">Efecto de texto con brillos</text:span></text:p>
                </text:list-item>
                <text:list-item>
                  <text:p text:style-name="P2">Efecto de sonido para este feedback (campanillas)</text:p>
                </text:list-item>
              </text:list>
            </text:list-item>
            <text:list-item>
              <text:p text:style-name="P2">Diseño Gabriel Belmont</text:p>
              <text:list>
                <text:list-item>
                  <text:p text:style-name="P2">Modelo Gabriel Belmont</text:p>
                </text:list-item>
                <text:list-item>
                  <text:p text:style-name="P2">Modelo cruz-látigo separado</text:p>
                </text:list-item>
                <text:list-item>
                  <text:p text:style-name="P2">Diseño habilidades – i.e. uso de látigo para colgarse de puntos específicos</text:p>
                  <text:list>
                    <text:list-item>
                      <text:p text:style-name="P2">Diseño feedback en escenarios para indicar uso habilidades – i.e. Brillos en puntos que pueden usarse para colgarse con el látigo</text:p>
                    </text:list-item>
                  </text:list>
                </text:list-item>
              </text:list>
            </text:list-item>
            <text:list-item>
              <text:p text:style-name="P2">Diseño + modelo + iluminación básica templo</text:p>
              <text:list>
                <text:list-item>
                  <text:p text:style-name="P2">Modelo altar en templo</text:p>
                </text:list-item>
              </text:list>
            </text:list-item>
            <text:list-item>
              <text:p text:style-name="P2">Escritura lore – encajar escenas en lore</text:p>
              <text:list>
                <text:list-item>
                  <text:p text:style-name="P2">Sistema de presentación de lore + tutoriales (menús estilo libro antiguo)</text:p>
                  <text:list>
                    <text:list-item>
                      <text:p text:style-name="P2">Sonidos en menú – i.e. Sonido de pasar páginas</text:p>
                    </text:list-item>
                  </text:list>
                </text:list-item>
                <text:list-item>
                  <text:p text:style-name="P2">Diseño/storyboarding nivel tutorial</text:p>
                  <text:list>
                    <text:list-item>
                      <text:p text:style-name="P2">Adquisición nueva habilidad en templo (punto 2)</text:p>
                    </text:list-item>
                    <text:list-item>
                      <text:p text:style-name="P2">Retorno del control al jugador (punto 3)</text:p>
                    </text:list-item>
                    <text:list-item>
                      <text:p text:style-name="P2">Presentación boss-battle (punto 4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span text:style-name="T2">Cinemática Cruz-en-Templo (12:13 – 13:02)</text:span></text:p>
          <text:list>
            <text:list-item>
              <text:p text:style-name="P3"><text:span text:style-name="T2">Escritura diálogos</text:span></text:p>
              <text:list>
                <text:list-item>
                  <text:p text:style-name="P3"><text:span text:style-name="T2">Doblaje Gabriel Belmont</text:span></text:p>
                </text:list-item>
              </text:list>
            </text:list-item>
            <text:list-item>
              <text:p text:style-name="P3"><text:span text:style-name="T2">Storyboarding – diseño cinemática</text:span></text:p>
              <text:list>
                <text:list-item>
                  <text:p text:style-name="P3"><text:span text:style-name="T2">Sonido</text:span></text:p>
                  <text:list>
                    <text:list-item>
                      <text:p text:style-name="P3"><text:span text:style-name="T2">Música épica 1</text:span></text:p>
                    </text:list-item>
                  </text:list>
                </text:list-item>
                <text:list-item>
                  <text:p text:style-name="P3"><text:span text:style-name="T2">Animaciones necesarias</text:span></text:p>
                  <text:list>
                    <text:list-item>
                      <text:p text:style-name="P3"><text:span text:style-name="T2">Animación Gabriel Belmont caminando hacia altar (12:13 – 12:20)</text:span></text:p>
                    </text:list-item>
                    <text:list-item>
                      <text:p text:style-name="P3"><text:span text:style-name="T2">Animación Gabriel Belmont agachándose en altar (12:20 – 12:25)</text:span></text:p>
                    </text:list-item>
                    <text:list-item>
                      <text:p text:style-name="P3"><text:span text:style-name="T2">Animación Gabriel Belmont posando cruz-látigo en altar (12:26 – 12:33)</text:span></text:p>
                    </text:list-item>
                    <text:list-item>
                      <text:p text:style-name="P3"><text:span text:style-name="T2">Animación altar recibiendo cruz-látigo (12:33 – 12:55)</text:span></text:p>
                      <text:list>
                        <text:list-item>
                          <text:p text:style-name="P3"><text:span text:style-name="T2">Efectos de sonido al agarrar la cruz-látigo</text:span></text:p>
                        </text:list-item>
                        <text:list-item>
                          <text:p text:style-name="P3"><text:span text:style-name="T2">Efectos de sonido cruz-látigo expandiendo cuchillas</text:span></text:p>
                        </text:list-item>
                        <text:list-item>
                          <text:p text:style-name="P3"><text:span text:style-name="T2">Efectos de sonido viento</text:span></text:p>
                        </text:list-item>
                      </text:list>
                    </text:list-item>
                    <text:list-item>
                      <text:p text:style-name="P3"><text:span text:style-name="T2">Animación Gabriel Belmont recogiendo cruz-látigo (12:55 – 13:00)</text:span></text:p>
                    </text:list-item>
                  </text:list>
                </text:list-item>
                <text:list-item>
                  <text:p text:style-name="P3"><text:span text:style-name="T2">Trabajo de posicionamiento de elementos cinemática en engine</text:span></text:p>
                </text:list-item>
                <text:list-item>
                  <text:p text:style-name="P3"><text:span text:style-name="T2">Trabajo extra de iluminación y embellecimiento para cinemática</text:span></text:p>
                  <text:list>
                    <text:list-item>
                      <text:p text:style-name="P3"><text:span text:style-name="T2">Ascenso al altar (trazas de luz, sombreado)</text:span></text:p>
                    </text:list-item>
                    <text:list-item>
                      <text:p text:style-name="P3"><text:span text:style-name="T2">Realzado y partículas cruz-látigo en altar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span text:style-name="T2">Post-cinemática: retorno del control al jugador (13:16 – 13:34)</text:span></text:p>
          <text:list>
            <text:list-item>
              <text:p text:style-name="P3"><text:span text:style-name="T2">Feedback al jugador presentando el uso de su nueva habilidad – movimientos de cámara y texto</text:span></text:p>
            </text:list-item>
            <text:list-item>
              <text:p text:style-name="P3"><text:span text:style-name="T2">Animaciones (a usar en adelante en el juego)</text:span></text:p>
              <text:list>
                <text:list-item>
                  <text:p text:style-name="P3"><text:span text:style-name="T2">Animación Gabriel Belmont lanzando látigo a punto de enganche</text:span></text:p>
                  <text:list>
                    <text:list-item>
                      <text:p text:style-name="P3"><text:span text:style-name="T2">Efecto de sonido correspondiente + gruñido Belmont</text:span></text:p>
                    </text:list-item>
                  </text:list>
                </text:list-item>
                <text:list-item>
                  <text:p text:style-name="P3"><text:span text:style-name="T2">Animación Gabriel Belmont colgándose del látigo enganchado</text:span></text:p>
                  <text:list>
                    <text:list-item>
                      <text:p text:style-name="P3"><text:span text:style-name="T2">Efecto de sonido pies en pared</text:span></text:p>
                    </text:list-item>
                  </text:list>
                </text:list-item>
                <text:list-item>
                  <text:p text:style-name="P3"><text:span text:style-name="T2">Animación Gabriel Belmont saltando con pirueta desde látigo (reusar en 4)</text:span></text:p>
                  <text:list>
                    <text:list-item>
                      <text:p text:style-name="P3"><text:span text:style-name="T2">Efecto de sonido "huh!" + crujido látigo</text:span></text:p>
                    </text:list-item>
                  </text:list>
                </text:list-item>
                <text:list-item>
                  <text:p text:style-name="P3"><text:span text:style-name="T2">Sistema de control y animaciones balanceo en látigo</text:span></text:p>
                </text:list-item>
              </text:list>
            </text:list-item>
          </text:list>
        </text:list-item>
        <text:list-item>
          <text:p text:style-name="P3"><text:span text:style-name="T2">Cinemática Salida del templo: presentación boss final del nivel (13:34 – 13:43)</text:span></text:p>
          <text:list>
            <text:list-item>
              <text:p text:style-name="P3"><text:span text:style-name="T2">Storyboarding – diseño cinemática</text:span></text:p>
              <text:list>
                <text:list-item>
                  <text:p text:style-name="P3"><text:span text:style-name="T2">Sonido</text:span></text:p>
                  <text:list>
                    <text:list-item>
                      <text:p text:style-name="P3"><text:span text:style-name="T2">Música amenazadora 1</text:span></text:p>
                    </text:list-item>
                  </text:list>
                </text:list-item>
                <text:list-item>
                  <text:p text:style-name="P3"><text:span text:style-name="T2">Animaciones necesarias</text:span></text:p>
                  <text:list>
                    <text:list-item>
                      <text:p text:style-name="P3"><text:span text:style-name="T2">Reuso animación salto desde látigo</text:span></text:p>
                    </text:list-item>
                    <text:list-item>
                      <text:p text:style-name="P3"><text:span text:style-name="T2">Animación rosetón explotando (13:34)</text:span></text:p>
                      <text:list>
                        <text:list-item>
                          <text:p text:style-name="P3"><text:span text:style-name="T2">Sonido explosión</text:span></text:p>
                        </text:list-item>
                      </text:list>
                    </text:list-item>
                    <text:list-item>
                      <text:p text:style-name="P3"><text:span text:style-name="T2">Animación piedras cayendo desde rosetón (13:37)</text:span></text:p>
                      <text:list>
                        <text:list-item>
                          <text:p text:style-name="P3"><text:span text:style-name="T2">Sonido piedras cayendo</text:span></text:p>
                        </text:list-item>
                      </text:list>
                    </text:list-item>
                    <text:list-item>
                      <text:p text:style-name="P3"><text:span text:style-name="T2">Animación Gabriel Belmont aterrizaje dramático (13:37)</text:span></text:p>
                      <text:list>
                        <text:list-item>
                          <text:p text:style-name="P3"><text:span text:style-name="T2">Sonido puñetazo en suelo troll</text:span></text:p>
                        </text:list-item>
                      </text:list>
                    </text:list-item>
                    <text:list-item>
                      <text:p text:style-name="P3"><text:span text:style-name="T2">Animación Gabriel Belmont rodando para esquivar ataque (13:41)</text:span></text:p>
                    </text:list-item>
                    <text:list-item>
                      <text:p text:style-name="P3"><text:span text:style-name="T2">Diseño + modelo troll del pantano</text:span></text:p>
                      <text:list>
                        <text:list-item>
                          <text:p text:style-name="P3"><text:span text:style-name="T2">Sonido gruñidos troll</text:span></text:p>
                        </text:list-item>
                        <text:list-item>
                          <text:p text:style-name="P3"><text:span text:style-name="T2">Animación troll presentándose desde cima tempo (13:37)</text:span></text:p>
                        </text:list-item>
                        <text:list-item>
                          <text:p text:style-name="P3"><text:span text:style-name="T2">Animación troll saltando desde templo y atacando (13:41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M11S</meta:editing-duration>
    <meta:editing-cycles>12</meta:editing-cycles>
    <meta:generator>OpenOffice/4.1.1$Win32 OpenOffice.org_project/411m6$Build-9775</meta:generator>
    <dc:date>2016-10-25T07:33:44.66</dc:date>
    <meta:document-statistic meta:table-count="0" meta:image-count="0" meta:object-count="0" meta:page-count="1" meta:paragraph-count="67" meta:word-count="488" meta:character-count="3065"/>
    <meta:user-defined meta:name="Info 1"/>
    <meta:user-defined meta:name="Info 2"/>
    <meta:user-defined meta:name="Info 3"/>
    <meta:user-defined meta:name="Info 4"/>
  </office:meta>
</office:document-meta>
</file>